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paragraph-properties fo:text-align="center" style:justify-single-word="false"/>
    </style:style>
    <style:style style:name="P3" style:family="paragraph" style:parent-style-name="Subtitle">
      <style:paragraph-properties fo:margin-left="5.08cm" fo:margin-right="0cm" fo:text-align="start" style:justify-single-word="false" fo:text-indent="0cm" style:auto-text-indent="false"/>
    </style:style>
    <style:style style:name="P4" style:family="paragraph" style:parent-style-name="Subtitle">
      <style:paragraph-properties fo:margin-left="6.35cm" fo:margin-right="0cm" fo:text-align="start" style:justify-single-word="false" fo:text-indent="0cm" style:auto-text-indent="false"/>
    </style:style>
    <style:style style:name="P5" style:family="paragraph" style:parent-style-name="Subtitle">
      <style:paragraph-properties fo:margin-left="3.81cm" fo:margin-right="0cm" fo:text-align="start" style:justify-single-word="false" fo:text-indent="0cm" style:auto-text-indent="false"/>
    </style:style>
    <style:style style:name="P6" style:family="paragraph" style:parent-style-name="Title">
      <style:paragraph-properties fo:break-before="page"/>
    </style:style>
    <style:style style:name="P7" style:family="paragraph" style:parent-style-name="Heading_20_1" style:master-page-name="Standard">
      <style:paragraph-properties fo:text-align="center" style:justify-single-word="false" style:page-number="auto"/>
    </style:style>
    <style:style style:name="P8" style:family="paragraph" style:parent-style-name="Standard_20__28_user_29_" style:list-style-name="WWNum2"/>
    <style:style style:name="P9" style:family="paragraph" style:parent-style-name="Standard_20__28_user_29_">
      <style:text-properties officeooo:rsid="00167ef4" officeooo:paragraph-rsid="00167ef4"/>
    </style:style>
    <style:style style:name="T1" style:family="text">
      <style:text-properties fo:color="#4472c4"/>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text-position="super 58%"/>
    </style:style>
    <style:style style:name="T6" style:family="text">
      <style:text-properties style:font-name="Droid Sans" fo:font-size="28pt" style:font-size-asian="28pt" style:font-size-complex="28pt"/>
    </style:style>
    <style:style style:name="T7" style:family="text">
      <style:text-properties officeooo:rsid="001702c8"/>
    </style:style>
    <style:style style:name="T8" style:family="text">
      <style:text-properties officeooo:rsid="0018d41f"/>
    </style:style>
    <style:style style:name="T9" style:family="text">
      <style:text-properties officeooo:rsid="001a31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T2">Basic </text:span><text:span text:style-name="T6">Reference</text:span></text:h>
      <text:p text:style-name="P2">At present this reference is for version 0.6</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p>
      <text:p text:style-name="Standard_20__28_user_29_">Binary subtract</text:p>
      <text:p text:style-name="Subtitle">44 – 2</text:p>
      <text:p text:style-name="P6">.</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_20__28_user_29_">Returns the absolute value of the parameter</text:p>
      <text:p text:style-name="Subtitle">Abs(-4)</text:p>
      <text:p text:style-name="Title">and</text:p>
      <text:p text:style-name="Standard_20__28_user_29_">Binary and operator. This is a binary operator not a logical, e.g. it is the binary and <text:span text:style-name="T3">not</text:span> a logical and so it can return values other than true and false</text:p>
      <text:p text:style-name="Subtitle">Count &amp; 7</text:p>
      <text:p text:style-name="Title">alloc()</text:p>
      <text:p text:style-name="Standard_20__28_user_29_">Allocate the given number of words of memory and return the address.</text:p>
      <text:p text:style-name="Subtitle">Alloc(32)</text:p>
      <text:p text:style-name="Title">asc()</text:p>
      <text:p text:style-name="Standard_20__28_user_29_">Returns the ASCII value of the first character in the string, or zero if the string is empty.</text:p>
      <text:p text:style-name="Subtitle">Asc(“*”)</text:p>
      <text:p text:style-name="Title"><text:soft-page-break/>assert</text:p>
      <text:p text:style-name="Standard_20__28_user_29_">Every good programming language should have assert. It verifies contracts and detects error conditions. If the expression following is zero, an error is produced.</text:p>
      <text:p text:style-name="Subtitle">Assert my.age = 42</text:p>
      <text:p text:style-name="Title">blit</text:p>
      <text:p text:style-name="Standard_20__28_user_29_">Sends one command to the display blitter. This is documented in the Eris hardware document. The parameters are x and y position, data source, mask/colour and command.</text:p>
      <text:p text:style-name="Subtitle">B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3">Call print.message(“Hello”,42)</text:p>
      <text:p text:style-name="Standard_20__28_user_29_"><text:tab/><text:tab/><text:tab/><text:tab/>….</text:p>
      <text:p text:style-name="P3">Proc print.message(msg$,n)</text:p>
      <text:p text:style-name="P4">Print msg$+“World <text:s/>x “+str$(n)</text:p>
      <text:p text:style-name="P3">Endproc</text:p>
      <text:p text:style-name="Standard_20__28_user_29_"/>
      <text:p text:style-name="Title">chr$()</text:p>
      <text:p text:style-name="Standard_20__28_user_29_">Convert an ASCII integer to a single character string.</text:p>
      <text:p text:style-name="Subtitle">Chr$(42)</text:p>
      <text:p text:style-name="Title">clear</text:p>
      <text:p text:style-name="Standard_20__28_user_29_">Erase all variables. This does <text:span text:style-name="T3">not erase </text:span>integer variables A-Z which are permanent</text:p>
      <text:p text:style-name="Subtitle">clear</text:p>
      <text:p text:style-name="Title">cls</text:p>
      <text:p text:style-name="Standard_20__28_user_29_">Clears the text screen. <text:s/>Paradoxically this does not … clear the screen. Only the text screen. This also clears the sprite plane and resets all the sprites (to position 0,colour 0,flip 0,character 0)</text:p>
      <text:p text:style-name="Subtitle">Cls</text:p>
      <text:p text:style-name="Title">code</text:p>
      <text:p text:style-name="Standard_20__28_user_29_"><text:soft-page-break/>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5">st</text:span> pass, 1 2<text:span text:style-name="T5">nd</text:span> pass) and bit 1 specifies whether the code is listed as it goes. Normally these values will be 0 and 1, as the listing is a bit slow.</text:p>
      <text:p text:style-name="Subtitle">Code &amp;6000,1</text:p>
      <text:p text:style-name="Title">cursor</text:p>
      <text:p text:style-name="Standard_20__28_user_29_">Move the text cursor to the given text coordinates</text:p>
      <text:p text:style-name="Subtitle">Cursor 22,10</text:p>
      <text:p text:style-name="Title">dim</text:p>
      <text:p text:style-name="Standard_20__28_user_29_">Dimension integer or string arrays with up to two dimensions</text:p>
      <text:p text:style-name="Subtitle">Dim a$(10),a.score(10) <text:s text:c="2"/>dim name$(10,2)</text:p>
      <text:p text:style-name="Title">dir</text:p>
      <text:p text:style-name="Standard_20__28_user_29_">Displays the local file system directory.</text:p>
      <text:p text:style-name="Subtitle">Dir</text:p>
      <text:p text:style-name="Title">draw on</text:p>
      <text:p text:style-name="P9">Selects the plane that graphic operations operate on. Takes one parameter ; 0 draws on the background, the default, 1 on the foreground. This does not affect print and similar which are always on the background.</text:p>
      <text:p text:style-name="Subtitle">Draw on 1</text:p>
      <text:p text:style-name="Title">end</text:p>
      <text:p text:style-name="Standard_20__28_user_29_">Ends the current program and returns to the command line</text:p>
      <text:p text:style-name="Subtitle">End</text:p>
      <text:p text:style-name="Title">exists()</text:p>
      <text:p text:style-name="Standard_20__28_user_29_">Check if the file exists in the local file system</text:p>
      <text:p text:style-name="Subtitle">Exists(“demo.dat”)</text:p>
      <text:p text:style-name="Title">false</text:p>
      <text:p text:style-name="Standard_20__28_user_29_">Returns the constant zero.</text:p>
      <text:p text:style-name="Subtitle">false</text:p>
      <text:p text:style-name="Title"><text:soft-page-break/>fkey</text:p>
      <text:p text:style-name="Standard_20__28_user_29_">Programs the function keys f1-f6 (also accessible by Ctrl 1-6). Sets the string that is put into the keyboard buffer when you press the key. To make it enter, follow with chr$(13) (Carriage Return)</text:p>
      <text:p text:style-name="Subtitle">Fkey 1,”List”+chr$(13) <text:tab/>fkey 2,”****”</text:p>
      <text:p text:style-name="Title">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_20__28_user_29_">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_20__28_user_29_">Get a single keystroke from the keyboard and return as a single character string</text:p>
      <text:p text:style-name="Subtitle">Get$()</text:p>
      <text:p text:style-name="Title">get()</text:p>
      <text:p text:style-name="Standard_20__28_user_29_">Get a single keystroke from the keyboard and return as an ascii value</text:p>
      <text:p text:style-name="Subtitle">Get()</text:p>
      <text:p text:style-name="Title">gosub</text:p>
      <text:p text:style-name="Standard_20__28_user_29_">Call a routine at a given line number. This is provided for compatibility only. Do not use it <text:span text:style-name="T7">except for typeins of old listings </text:span>or I will hunt you down and torture you. <text:span text:style-name="T8">Note that renum ignores line numbers, so if you renum something with goto/gosub in it, it will stuff it. <text:s/></text:span></text:p>
      <text:p text:style-name="Subtitle">Gosub 1000</text:p>
      <text:p text:style-name="Title">goto</text:p>
      <text:p text:style-name="Standard_20__28_user_29_">Transfer execution to given line number. See GOSUB ; same comment.</text:p>
      <text:p text:style-name="Subtitle">Goto 666:rem “<text:span text:style-name="T9">Will happen i</text:span>f you use Goto. You don’t need it”</text:p>
      <text:p text:style-name="Title">hit()</text:p>
      <text:p text:style-name="Standard_20__28_user_29_"><text:soft-page-break/>Checks if two sprites have collided. Note, this is done on positions and a hit box, so if you move them in steps bigger than the size of the sprite the may not work. The parameters are the two sprites to check, and optionally a hit box size of 0..15, the default being 15.</text:p>
      <text:p text:style-name="Subtitle">Print hit(3,2),hit(4,2,8)</text:p>
      <text:p text:style-name="Title">if <text:tab/><text:tab/>then <text:tab/>else <text:tab/>endif</text:p>
      <text:p text:style-name="Standard_20__28_user_29_">If has two forms. The first is classic BASIC, e.g. if &lt;condition&gt; then &lt;do something&gt;</text:p>
      <text:p text:style-name="Subtitle">If name=”Benny” then my.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_20__28_user_29_"/>
      <text:p text:style-name="Title">ink</text:p>
      <text:p text:style-name="Standard_20__28_user_29_">Sets the text drawing colour.</text:p>
      <text:p text:style-name="Subtitle">Ink 4</text:p>
      <text:p text:style-name="Title">inkey$()</text:p>
      <text:p text:style-name="Standard_20__28_user_29_">Sees if a new key press has occurred, if so returns it as a string, if no key available returns “”. It’s like get$() except it doesn’t wait.</text:p>
      <text:p text:style-name="Subtitle">I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Inkey()</text:p>
      <text:p text:style-name="Title">input</text:p>
      <text:p text:style-name="Standard_20__28_user_29_">Inputs a string or an integer which can be edited using backspace and ends with return. The string cannot go beyond one line. Very limited. Deliberately.</text:p>
      <text:p text:style-name="Subtitle">Input a$</text:p>
      <text:p text:style-name="Title">is.number()</text:p>
      <text:p text:style-name="Standard_20__28_user_29_">This is a support for val / to.number and takes the same parameters, a string and an optional base from 2..16. This deals with the problem with val() that it errors if <text:soft-page-break/>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Joyb(2)</text:p>
      <text:p text:style-name="Title">joyx()</text:p>
      <text:p text:style-name="Standard_20__28_user_29_">Current x position of the joystick, which is a simple controller non analogue type (or also the keyboard), returns -1 0 or 1</text:p>
      <text:p text:style-name="Subtitle">Joyx()</text:p>
      <text:p text:style-name="Title">joyy()</text:p>
      <text:p text:style-name="Standard_20__28_user_29_">Current x position of the joystick, which is a simple controller non analogue type (or also the keyboard), returns -1 0 or 1</text:p>
      <text:p text:style-name="Subtitle">Joyy()</text:p>
      <text:p text:style-name="Title">key</text:p>
      <text:p text:style-name="Standard_20__28_user_29_">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Left$(a$,4)</text:p>
      <text:p text:style-name="Title">len() <text:s text:c="4"/>length()</text:p>
      <text:p text:style-name="Standard_20__28_user_29_">Returns the length of the string as an integer</text:p>
      <text:p text:style-name="Subtitle">Len(“Hello, World”)</text:p>
      <text:p text:style-name="Title">let</text:p>
      <text:p text:style-name="Standard_20__28_user_29_">Assignment statement. Can be assumed (except for PAGE).</text:p>
      <text:p text:style-name="Subtitle">Let a = 42 <text:s text:c="3"/>a$=”Hello”</text:p>
      <text:p text:style-name="Title">line</text:p>
      <text:p text:style-name="Standard_20__28_user_29_"><text:soft-page-break/>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_20__28_user_29_">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text:p>
      <text:p text:style-name="Subtitle">Load “myprogram” <text:s/>load “my.data”,&amp;7800</text:p>
      <text:p text:style-name="Title">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_20__28_user_29_">Converts the string to lower case.</text:p>
      <text:p text:style-name="Subtitle">Lower$(“Hello, world !”)</text:p>
      <text:p text:style-name="Title">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Title">mod</text:p>
      <text:p text:style-name="Standard_20__28_user_29_">Binary modulus operator. The second value must be non-zero.</text:p>
      <text:p text:style-name="Subtitle">42 mod 5</text:p>
      <text:p text:style-name="Title"><text:soft-page-break/>move</text:p>
      <text:p text:style-name="Standard_20__28_user_29_">Moves the graphics cursor to the given coordinate position</text:p>
      <text:p text:style-name="Subtitle">Move 42,120</text:p>
      <text:p text:style-name="Title">new</text:p>
      <text:p text:style-name="Standard_20__28_user_29_">Erases the current program</text:p>
      <text:p text:style-name="Subtitle">New</text:p>
      <text:p text:style-name="Title">old</text:p>
      <text:p text:style-name="Standard_20__28_user_29_">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_20__28_user_29_">Binary or operator. This is a binary operator not a logical, e.g. it is the binary and <text:span text:style-name="T3">not</text:span> a logical and so it can return values other than true and false</text:p>
      <text:p text:style-name="Subtitle">Read.value or 4</text:p>
      <text:p text:style-name="Title">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drawing stuff. Don’t use it to do things like flashing the screen at the end of a Pacman level, it won’t work consistently.</text:p>
      <text:p text:style-name="Standard_20__28_user_29_">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text:soft-page-break/>paper</text:p>
      <text:p text:style-name="Standard_20__28_user_29_">Sets the text drawing colour</text:p>
      <text:p text:style-name="Subtitle">Paper 12</text:p>
      <text:p text:style-name="Title">peek()</text:p>
      <text:p text:style-name="Standard_20__28_user_29_">Returns the contents of the given memory location. I prefer using the pling operator but if you want it it’s here</text:p>
      <text:p text:style-name="Subtitle">Peek(a)</text:p>
      <text:p text:style-name="Title">plot</text:p>
      <text:p text:style-name="Standard_20__28_user_29_">Moves the graphics cursor to the given coordinate position and plots a pixel in the current ink colour</text:p>
      <text:p text:style-name="Subtitle">Plot 42,120</text:p>
      <text:p text:style-name="Title">poke</text:p>
      <text:p text:style-name="Standard_20__28_user_29_">Sets the contents of a memory location. See peek() regarding pling.</text:p>
      <text:p text:style-name="Subtitle">Poke 32768,42</text:p>
      <text:p text:style-name="Title">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4">not</text:span> work with GOTO and GOSUB , and this is deliberate, and it will not change, so if you use them you’re on your own.</text:p>
      <text:p text:style-name="Subtitle">renumber</text:p>
      <text:p text:style-name="Title">rnd() <text:s text:c="5"/>random()</text:p>
      <text:p text:style-name="Standard_20__28_user_29_">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text:soft-page-break/>repeat <text:tab/>until</text:p>
      <text:p text:style-name="Standard_20__28_user_29_">Conditional loop, which is tested at the bottom.</text:p>
      <text:p text:style-name="P5">repeat</text:p>
      <text:p text:style-name="P3">call drink.a.pint()</text:p>
      <text:p text:style-name="P5">until alcohol.i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Right$(a$,4)</text:p>
      <text:p text:style-name="Title">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_20__28_user_29_">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text:soft-page-break/>Screen 2,2 reorganises this so there are 2 foreground planes and 2 background planes. The background plane has four colours and the foreground three (because on the foreground colour 0 is transparent).</text:p>
      <text:p text:style-name="Standard_20__28_user_29_">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_20__28_user_29_">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You can kill all sprites using CLS.</text:p>
      <text:p text:style-name="Subtitle">Screen 0,4 <text:s text:c="4"/>screen 3,1</text:p>
      <text:p text:style-name="Title">sgn() sign()</text:p>
      <text:p text:style-name="Standard_20__28_user_29_">Returns the sign of an integer, which is -1 0 or 1 depending on the value.</text:p>
      <text:p text:style-name="Subtitle">Sgn(42)</text:p>
      <text:p text:style-name="Title">slide</text:p>
      <text:p text:style-name="Standard_20__28_user_29_">Plays a sound on the given channel, for a given time period (in 1/10s) at a varying pitch up or down. The variation is the same calculation as the value in “sound” This is rounded down by dividing by 64, so -63..63 are effectively zero. This makes weird sound effects ; best used experimentally.</text:p>
      <text:p text:style-name="Subtitle">Slide 1,10,-4242</text:p>
      <text:p text:style-name="Title">sound</text:p>
      <text:p text:style-name="Standard_20__28_user_29_">Plays a sound on the given channel, for a given time period (in 1/10s) at a given pitch. 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Sound 1,10,10000</text:p>
      <text:p text:style-name="Title">sprite</text:p>
      <text:p text:style-name="Standard_20__28_user_29_"><text:soft-page-break/>The sprite command controls sprites. Which you probably guessed.</text:p>
      <text:p text:style-name="Standard_20__28_user_29_">The sprite load loads a sprite file produced by the sprite editor into the sprite image area, which supports up to 16 (at present) 16 x 16 graphic images. This can be used separately as BLIT uses the same data.</text:p>
      <text:p text:style-name="Standard_20__28_user_29_">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he first parameter is the sprite number, which is 0-15. The remainder are commands followed by parameter(s). TO x,y sets the position of the sprite centre, so if you do TO 0,0 you will only see the bottom right quarter, INK n sets the colour, DRAW n sets the image number and FLIP n sets the orientation (0 = normal,1 = vertical, 2 = horizontal, 3 = both). DIM sets the scale to 1 or 2, defaulting to 1.</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sting, though because this is all done in software it isn’t implementation dependent.</text:p>
      <text:p text:style-name="Subtitle">sprite load “demo.spr” <text:s text:c="4"/>sprite 1 ink 2 <text:s text:c="4"/></text:p>
      <text:p text:style-name="Subtitle">sprite 5 to 100,100 ink 3 flip 4 draw 7 dim 2</text:p>
      <text:p text:style-name="Title">stop</text:p>
      <text:p text:style-name="Standard_20__28_user_29_">Stops program with an error</text:p>
      <text:p text:style-name="Subtitle">stop</text:p>
      <text:p text:style-name="Title">sys</text:p>
      <text:p text:style-name="Standard_20__28_user_29_">Executes a machine code routine at a given address. On entry, R0 points to the fixed variable A, and variables B-Z follow in logical sequence</text:p>
      <text:p text:style-name="Subtitle">Sys &amp;FFE4</text:p>
      <text:p text:style-name="Title">sysvar()</text:p>
      <text:p text:style-name="Standard_20__28_user_29_">Returns a kernel system value. These are listed in the kernel source</text:p>
      <text:p text:style-name="Subtitle">Example</text:p>
      <text:p text:style-name="Title">tile</text:p>
      <text:p text:style-name="Standard_20__28_user_29_"><text:soft-page-break/>Tilemaps are rather complicated. They are an array of 16x16 images drawn at a location that can be scrolled around. </text:p>
      <text:p text:style-name="Standard_20__28_user_29_">There are seven parameters.</text:p>
      <text:list xml:id="list3749269632" text:style-name="WWNum2">
        <text:list-item>
          <text:p text:style-name="P8">The first two are the graphic position of the map on the screen</text:p>
        </text:list-item>
        <text:list-item>
          <text:p text:style-name="P8">The second two are the position in that map, in pixels of the top left drawn graphics position.</text:p>
        </text:list-item>
        <text:list-item>
          <text:p text:style-name="P8">The third is the size of the tilemap in tiles, e.g. 10 x 5 =&gt; 160 x 80, 16 pixels each dimension.</text:p>
        </text:list-item>
        <text:list-item>
          <text:p text:style-name="P8">The fourth is the tilemap data, which is described in the hardware reference.</text:p>
        </text:list-item>
      </text:list>
      <text:p text:style-name="Standard_20__28_user_29_">The tile drawing will overflow if the tile boundaries do not align with the tiles – e.g. each offset is a multiple of 16. In this case, it will still draw the map correctly, but it 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iles are blitted to the background, if you put a solid colour over it, it will hide the scrolling effect.</text:p>
      <text:p text:style-name="Subtitle">Tile 20,20,10,-4,10,5,tileMap</text:p>
      <text:p text:style-name="Title">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signed, so -32768 ($8000 hex) is less than 32767 ($7FFF hex) even though the timer will increment from 32767 to -32768.</text:p>
      <text:p text:style-name="Subtitle">t1 = timer():repeat until timer()-t1 &gt; 0</text:p>
      <text:p text:style-name="Title">to.number() <text:tab/>val()</text:p>
      <text:p text:style-name="Standard_20__28_user_29_">Converts a number to a string. There must be some number there e.g. “-42xxx” works and returns 42 but “xxx” returns an error. A second parameter can set a conversion base from 2 to 16, but defaults to 10. This is for compatibility. To make it useable use the function is.number() which checks to see if it is valid.</text:p>
      <text:p text:style-name="Subtitle">Val(“42”) <text:s text:c="3"/>val(“4C3”,16)</text:p>
      <text:p text:style-name="Title">to.string$()<text:tab/>str$()</text:p>
      <text:p text:style-name="Standard_20__28_user_29_">Converts a string to a number, in signed decimal form. A second parameter can set a conversion base from 2 to 16 and in this case it is done unsigned.</text:p>
      <text:p text:style-name="Subtitle"><text:soft-page-break/>Str$(42) <text:s/>str$(412,16)</text:p>
      <text:p text:style-name="Title">true</text:p>
      <text:p text:style-name="Standard_20__28_user_29_">Returns the constant -1</text:p>
      <text:p text:style-name="Subtitle">True</text:p>
      <text:p text:style-name="Title">upper$()</text:p>
      <text:p text:style-name="Standard_20__28_user_29_">Converts the string to lower case.</text:p>
      <text:p text:style-name="Subtitle">Upper$(“Hello, world !”)</text:p>
      <text:p text:style-name="Title">wait</text:p>
      <text:p text:style-name="Standard_20__28_user_29_">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Conditional loop with test at the top</text:p>
      <text:p text:style-name="P5">While wife.very.cross</text:p>
      <text:p text:style-name="P3">Call buy.flowers()</text:p>
      <text:p text:style-name="P3">Call grovel()</text:p>
      <text:p text:style-name="P5">wend</text:p>
      <text:p text:style-name="Title">xor</text:p>
      <text:p text:style-name="Standard_20__28_user_29_">Binary exclusive or operator. This is a binary operator not a logical, e.g. it is the binary and <text:span text:style-name="T3">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Droid Sans1"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loext:graphic-properties draw:fill="solid" draw:fill-color="#0070c0"/>
      <style:paragraph-properties fo:margin-top="0.106cm" fo:margin-bottom="0.106cm" loext:contextual-spacing="false" fo:line-height="100%" fo:text-align="center" style:justify-single-word="false" fo:background-color="#0070c0"/>
      <style:text-properties fo:color="#ffff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5</text:page-number></text:span><text:span text:style-name="MT1"><text:s/>of </text:span><text:span text:style-name="MT1"><text:page-count>15</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13</meta:editing-cycles>
    <meta:creation-date>2020-04-01T13:44:00</meta:creation-date>
    <dc:date>2020-04-02T15:07:22.663272935</dc:date>
    <meta:editing-duration>PT13M28S</meta:editing-duration>
    <meta:generator>LibreOffice/6.4.2.2$Linux_X86_64 LibreOffice_project/40$Build-2</meta:generator>
    <meta:document-statistic meta:table-count="0" meta:image-count="0" meta:object-count="0" meta:page-count="15" meta:paragraph-count="309" meta:word-count="3800" meta:character-count="21152" meta:non-whitespace-character-count="175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